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TFDataFormatException.UTFDataFormatException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TFDataFormatException.UTFDataForma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